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ea7500" draw:marker-start-width="0.252cm" draw:marker-end-width="0.252cm" draw:fill="solid" draw:fill-color="#ea7500" draw:textarea-vertical-align="middle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3465a4"/>
      <style:paragraph-properties fo:text-align="center"/>
    </style:style>
    <style:style style:name="P3" style:family="paragraph">
      <loext:graphic-properties draw:fill="solid" draw:fill-color="#ea7500"/>
      <style:paragraph-properties fo:text-align="center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0.7cm" svg:y1="0.2cm" svg:x2="0.7cm" svg:y2="1.6cm">
            <text:p/>
          </draw:line>
          <draw:line draw:style-name="gr1" draw:text-style-name="P1" draw:layer="layout" svg:x1="0.7cm" svg:y1="0.2cm" svg:x2="1.9cm" svg:y2="0.9cm">
            <text:p/>
          </draw:line>
          <draw:line draw:style-name="gr1" draw:text-style-name="P1" draw:layer="layout" svg:x1="0.7cm" svg:y1="1.6cm" svg:x2="1.9cm" svg:y2="0.9cm">
            <text:p/>
          </draw:line>
          <draw:line draw:style-name="gr1" draw:text-style-name="P1" draw:layer="layout" svg:x1="0.4cm" svg:y1="0.9cm" svg:x2="0.7cm" svg:y2="0.9cm">
            <text:p/>
          </draw:line>
          <draw:line draw:style-name="gr1" draw:text-style-name="P1" draw:layer="layout" svg:x1="2.1cm" svg:y1="0.9cm" svg:x2="2.4cm" svg:y2="0.9cm">
            <text:p/>
          </draw:line>
          <draw:custom-shape draw:style-name="gr2" draw:text-style-name="P2" draw:layer="layout" svg:width="0.2cm" svg:height="0.2cm" svg:x="1.9cm" svg:y="0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" draw:text-style-name="P1" draw:layer="layout" svg:x1="2.4cm" svg:y1="0.9cm" svg:x2="2.7cm" svg:y2="0.9cm">
          <text:p/>
        </draw:line>
        <draw:line draw:style-name="gr1" draw:text-style-name="P1" draw:layer="layout" svg:x1="0.3cm" svg:y1="1.9cm" svg:x2="2.4cm" svg:y2="1.9cm">
          <text:p/>
        </draw:line>
        <draw:line draw:style-name="gr1" draw:text-style-name="P1" draw:layer="layout" svg:x1="0.3cm" svg:y1="1.9cm" svg:x2="0.3cm" svg:y2="0.9cm">
          <text:p/>
        </draw:line>
        <draw:line draw:style-name="gr1" draw:text-style-name="P1" draw:layer="layout" svg:x1="2.4cm" svg:y1="1.9cm" svg:x2="2.4cm" svg:y2="0.9cm">
          <text:p/>
        </draw:line>
        <draw:line draw:style-name="gr1" draw:text-style-name="P1" draw:layer="layout" svg:x1="0.3cm" svg:y1="0.9cm" svg:x2="0.4cm" svg:y2="0.9cm">
          <text:p/>
        </draw:line>
        <draw:g>
          <draw:line draw:style-name="gr3" draw:text-style-name="P3" draw:layer="layout" svg:x1="2.8cm" svg:y1="1.1cm" svg:x2="3.1cm" svg:y2="1.1cm">
            <text:p/>
          </draw:line>
          <draw:line draw:style-name="gr3" draw:text-style-name="P3" draw:layer="layout" svg:x1="3.1cm" svg:y1="1.1cm" svg:x2="3.1cm" svg:y2="0.7cm">
            <text:p/>
          </draw:line>
          <draw:line draw:style-name="gr3" draw:text-style-name="P3" draw:layer="layout" svg:x1="3.5cm" svg:y1="1.1cm" svg:x2="3.5cm" svg:y2="0.7cm">
            <text:p/>
          </draw:line>
          <draw:line draw:style-name="gr3" draw:text-style-name="P3" draw:layer="layout" svg:x1="3.1cm" svg:y1="0.7cm" svg:x2="3.5cm" svg:y2="0.7cm">
            <text:p/>
          </draw:line>
          <draw:line draw:style-name="gr3" draw:text-style-name="P3" draw:layer="layout" svg:x1="3.5cm" svg:y1="1.1cm" svg:x2="3.8cm" svg:y2="1.1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cm" fo:page-height="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5-07T16:50:07.530000000</meta:creation-date>
    <dc:date>2021-05-07T16:55:57.315000000</dc:date>
    <meta:editing-duration>PT5M48S</meta:editing-duration>
    <meta:editing-cycles>3</meta:editing-cycles>
    <meta:generator>LibreOffice/6.4.4.2$Windows_X86_64 LibreOffice_project/3d775be2011f3886db32dfd395a6a6d1ca2630ff</meta:generator>
    <meta:document-statistic meta:object-count="18"/>
  </office:meta>
</office:document-meta>
</file>